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0.9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Übersic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put:</text:p>
          </table:table-cell>
          <table:table-cell office:value-type="float" office:value="20" calcext:value-type="float">
            <text:p>20,00</text:p>
          </table:table-cell>
        </table:table-row>
        <table:table-row table:style-name="ro1">
          <table:table-cell/>
          <table:table-cell office:value-type="string" calcext:value-type="string">
            <text:p>Kombi-Input: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:</text:p>
          </table:table-cell>
          <table:table-cell table:formula="of:=[$Galatasaray.G34]+[$Fenerbahce.G34]+[$'FC Bayern'.G34]+[$'Real Madrid'.G34]+[$Barcelona.G34]+[$Ajax.G34]+[$PSV.G34]+[$Benfica.G34]+[$Sporting.G34]+[$PSG.G34]" office:value-type="float" office:value="80.0637708406758" calcext:value-type="float">
            <text:p>80,06</text:p>
          </table:table-cell>
        </table:table-row>
        <table:table-row table:style-name="ro1">
          <table:table-cell/>
          <table:table-cell office:value-type="string" calcext:value-type="string">
            <text:p>Total-Out:</text:p>
          </table:table-cell>
          <table:table-cell table:formula="of:=[$Galatasaray.H34]+[$Fenerbahce.H34]+[$'FC Bayern'.H34]+[$'Real Madrid'.H34]+[$Barcelona.H34]+[$Ajax.H34]+[$PSV.H34]+[$Benfica.H34]+[$Sporting.H34]+[$PSG.H34]" office:value-type="float" office:value="160.127541681352" calcext:value-type="float">
            <text:p>160,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ealistic Accoun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istic Total-Out:</text:p>
          </table:table-cell>
          <table:table-cell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ombis" table:style-name="ta1">
        <table:table-column table:style-name="co1" table:default-cell-style-name="Default"/>
        <table:table-row table:style-name="ro1">
          <table:table-cell/>
        </table:table-row>
      </table:table>
      <table:table table:name="Galatasaray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nerbahce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C Bayern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style-name="ce5"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al Madrid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rcelona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jax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SV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enfica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orting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SG" table:style-name="ta1">
        <table:table-column table:style-name="co4" table:default-cell-style-name="Default"/>
        <table:table-column table:style-name="co1" table:default-cell-style-name="ce2"/>
        <table:table-column table:style-name="co5" table:default-cell-style-name="ce3"/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In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Profit Acount</text:p>
          </table:table-cell>
          <table:table-cell office:value-type="string" calcext:value-type="string">
            <text:p>Profit Total</text:p>
          </table:table-cell>
        </table:table-row>
        <table:table-row table:style-name="ro1">
          <table:table-cell/>
          <table:table-cell table:formula="of:=[$Übersicht.C2]/10" office:value-type="float" office:value="2" calcext:value-type="float">
            <text:p>2,00</text:p>
          </table:table-cell>
          <table:table-cell office:value-type="float" office:value="1.1" calcext:value-type="float">
            <text:p>1,1</text:p>
          </table:table-cell>
          <table:table-cell table:formula="of:=[.B2]*[.C2]" office:value-type="float" office:value="2.2" calcext:value-type="float">
            <text:p>2,2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([.D2]-[.B2])/2" office:value-type="float" office:value="0.1" calcext:value-type="float">
            <text:p>0,10</text:p>
          </table:table-cell>
          <table:table-cell table:formula="of:=[.F2]" office:value-type="float" office:value="0.1" calcext:value-type="float">
            <text:p>0,10</text:p>
          </table:table-cell>
          <table:table-cell table:formula="of:=[.E2]+[.F2]" office:value-type="float" office:value="0.2" calcext:value-type="float">
            <text:p>0,20</text:p>
          </table:table-cell>
        </table:table-row>
        <table:table-row table:style-name="ro1">
          <table:table-cell/>
          <table:table-cell table:formula="of:=[.D2]-[.F2]" office:value-type="float" office:value="2.1" calcext:value-type="float">
            <text:p>2,10</text:p>
          </table:table-cell>
          <table:table-cell office:value-type="float" office:value="1.1" calcext:value-type="float">
            <text:p>1,1</text:p>
          </table:table-cell>
          <table:table-cell table:formula="of:=[.B3]*[.C3]" office:value-type="float" office:value="2.31" calcext:value-type="float">
            <text:p>2,3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([.D3]-[.B3])/2" office:value-type="float" office:value="0.105" calcext:value-type="float">
            <text:p>0,11</text:p>
          </table:table-cell>
          <table:table-cell table:formula="of:=[.G2]+[.F3]" office:value-type="float" office:value="0.205" calcext:value-type="float">
            <text:p>0,21</text:p>
          </table:table-cell>
          <table:table-cell table:formula="of:=[.H2]+[.E3]+[.F3]" office:value-type="float" office:value="0.410000000000001" calcext:value-type="float">
            <text:p>0,41</text:p>
          </table:table-cell>
        </table:table-row>
        <table:table-row table:style-name="ro1">
          <table:table-cell/>
          <table:table-cell table:formula="of:=[.D3]-[.F3]" office:value-type="float" office:value="2.205" calcext:value-type="float">
            <text:p>2,21</text:p>
          </table:table-cell>
          <table:table-cell office:value-type="float" office:value="1.1" calcext:value-type="float">
            <text:p>1,1</text:p>
          </table:table-cell>
          <table:table-cell table:formula="of:=[.B4]*[.C4]" office:value-type="float" office:value="2.4255" calcext:value-type="float">
            <text:p>2,43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([.D4]-[.B4])/2" office:value-type="float" office:value="0.11025" calcext:value-type="float">
            <text:p>0,11</text:p>
          </table:table-cell>
          <table:table-cell table:formula="of:=[.G3]+[.F4]" office:value-type="float" office:value="0.315250000000001" calcext:value-type="float">
            <text:p>0,32</text:p>
          </table:table-cell>
          <table:table-cell table:formula="of:=[.H3]+[.E4]+[.F4]" office:value-type="float" office:value="0.630500000000001" calcext:value-type="float">
            <text:p>0,63</text:p>
          </table:table-cell>
        </table:table-row>
        <table:table-row table:style-name="ro1">
          <table:table-cell/>
          <table:table-cell table:formula="of:=[.D4]-[.F4]" office:value-type="float" office:value="2.31525" calcext:value-type="float">
            <text:p>2,32</text:p>
          </table:table-cell>
          <table:table-cell office:value-type="float" office:value="1.1" calcext:value-type="float">
            <text:p>1,1</text:p>
          </table:table-cell>
          <table:table-cell table:formula="of:=[.B5]*[.C5]" office:value-type="float" office:value="2.546775" calcext:value-type="float">
            <text:p>2,55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([.D5]-[.B5])/2" office:value-type="float" office:value="0.1157625" calcext:value-type="float">
            <text:p>0,12</text:p>
          </table:table-cell>
          <table:table-cell table:formula="of:=[.G4]+[.F5]" office:value-type="float" office:value="0.431012500000001" calcext:value-type="float">
            <text:p>0,43</text:p>
          </table:table-cell>
          <table:table-cell table:formula="of:=[.H4]+[.E5]+[.F5]" office:value-type="float" office:value="0.862025000000001" calcext:value-type="float">
            <text:p>0,86</text:p>
          </table:table-cell>
        </table:table-row>
        <table:table-row table:style-name="ro1">
          <table:table-cell/>
          <table:table-cell table:formula="of:=[.D5]-[.F5]" office:value-type="float" office:value="2.4310125" calcext:value-type="float">
            <text:p>2,43</text:p>
          </table:table-cell>
          <table:table-cell office:value-type="float" office:value="1.1" calcext:value-type="float">
            <text:p>1,1</text:p>
          </table:table-cell>
          <table:table-cell table:formula="of:=[.B6]*[.C6]" office:value-type="float" office:value="2.67411375" calcext:value-type="float">
            <text:p>2,67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([.D6]-[.B6])/2" office:value-type="float" office:value="0.121550625" calcext:value-type="float">
            <text:p>0,12</text:p>
          </table:table-cell>
          <table:table-cell table:formula="of:=[.G5]+[.F6]" office:value-type="float" office:value="0.552563125000001" calcext:value-type="float">
            <text:p>0,55</text:p>
          </table:table-cell>
          <table:table-cell table:formula="of:=[.H5]+[.E6]+[.F6]" office:value-type="float" office:value="1.10512625" calcext:value-type="float">
            <text:p>1,11</text:p>
          </table:table-cell>
        </table:table-row>
        <table:table-row table:style-name="ro1">
          <table:table-cell/>
          <table:table-cell table:formula="of:=[.D6]-[.F6]" office:value-type="float" office:value="2.552563125" calcext:value-type="float">
            <text:p>2,55</text:p>
          </table:table-cell>
          <table:table-cell office:value-type="float" office:value="1.1" calcext:value-type="float">
            <text:p>1,1</text:p>
          </table:table-cell>
          <table:table-cell table:formula="of:=[.B7]*[.C7]" office:value-type="float" office:value="2.8078194375" calcext:value-type="float">
            <text:p>2,81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([.D7]-[.B7])/2" office:value-type="float" office:value="0.12762815625" calcext:value-type="float">
            <text:p>0,13</text:p>
          </table:table-cell>
          <table:table-cell table:formula="of:=[.G6]+[.F7]" office:value-type="float" office:value="0.680191281250001" calcext:value-type="float">
            <text:p>0,68</text:p>
          </table:table-cell>
          <table:table-cell table:formula="of:=[.H6]+[.E7]+[.F7]" office:value-type="float" office:value="1.3603825625" calcext:value-type="float">
            <text:p>1,36</text:p>
          </table:table-cell>
        </table:table-row>
        <table:table-row table:style-name="ro1">
          <table:table-cell/>
          <table:table-cell table:formula="of:=[.D7]-[.F7]" office:value-type="float" office:value="2.68019128125" calcext:value-type="float">
            <text:p>2,68</text:p>
          </table:table-cell>
          <table:table-cell office:value-type="float" office:value="1.1" calcext:value-type="float">
            <text:p>1,1</text:p>
          </table:table-cell>
          <table:table-cell table:formula="of:=[.B8]*[.C8]" office:value-type="float" office:value="2.948210409375" calcext:value-type="float">
            <text:p>2,95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([.D8]-[.B8])/2" office:value-type="float" office:value="0.1340095640625" calcext:value-type="float">
            <text:p>0,13</text:p>
          </table:table-cell>
          <table:table-cell table:formula="of:=[.G7]+[.F8]" office:value-type="float" office:value="0.814200845312501" calcext:value-type="float">
            <text:p>0,81</text:p>
          </table:table-cell>
          <table:table-cell table:formula="of:=[.H7]+[.E8]+[.F8]" office:value-type="float" office:value="1.628401690625" calcext:value-type="float">
            <text:p>1,63</text:p>
          </table:table-cell>
        </table:table-row>
        <table:table-row table:style-name="ro1">
          <table:table-cell/>
          <table:table-cell table:formula="of:=[.D8]-[.F8]" office:value-type="float" office:value="2.8142008453125" calcext:value-type="float">
            <text:p>2,81</text:p>
          </table:table-cell>
          <table:table-cell office:value-type="float" office:value="1.1" calcext:value-type="float">
            <text:p>1,1</text:p>
          </table:table-cell>
          <table:table-cell table:formula="of:=[.B9]*[.C9]" office:value-type="float" office:value="3.09562092984375" calcext:value-type="float">
            <text:p>3,10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([.D9]-[.B9])/2" office:value-type="float" office:value="0.140710042265625" calcext:value-type="float">
            <text:p>0,14</text:p>
          </table:table-cell>
          <table:table-cell table:formula="of:=[.G8]+[.F9]" office:value-type="float" office:value="0.954910887578126" calcext:value-type="float">
            <text:p>0,95</text:p>
          </table:table-cell>
          <table:table-cell table:formula="of:=[.H8]+[.E9]+[.F9]" office:value-type="float" office:value="1.90982177515625" calcext:value-type="float">
            <text:p>1,91</text:p>
          </table:table-cell>
        </table:table-row>
        <table:table-row table:style-name="ro1">
          <table:table-cell/>
          <table:table-cell table:formula="of:=[.D9]-[.F9]" office:value-type="float" office:value="2.95491088757813" calcext:value-type="float">
            <text:p>2,95</text:p>
          </table:table-cell>
          <table:table-cell office:value-type="float" office:value="1.1" calcext:value-type="float">
            <text:p>1,1</text:p>
          </table:table-cell>
          <table:table-cell table:formula="of:=[.B10]*[.C10]" office:value-type="float" office:value="3.25040197633594" calcext:value-type="float">
            <text:p>3,2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([.D10]-[.B10])/2" office:value-type="float" office:value="0.147745544378906" calcext:value-type="float">
            <text:p>0,15</text:p>
          </table:table-cell>
          <table:table-cell table:formula="of:=[.G9]+[.F10]" office:value-type="float" office:value="1.10265643195703" calcext:value-type="float">
            <text:p>1,10</text:p>
          </table:table-cell>
          <table:table-cell table:formula="of:=[.H9]+[.E10]+[.F10]" office:value-type="float" office:value="2.20531286391407" calcext:value-type="float">
            <text:p>2,21</text:p>
          </table:table-cell>
        </table:table-row>
        <table:table-row table:style-name="ro1">
          <table:table-cell/>
          <table:table-cell table:formula="of:=[.D10]-[.F10]" office:value-type="float" office:value="3.10265643195703" calcext:value-type="float">
            <text:p>3,10</text:p>
          </table:table-cell>
          <table:table-cell office:value-type="float" office:value="1.1" calcext:value-type="float">
            <text:p>1,1</text:p>
          </table:table-cell>
          <table:table-cell table:formula="of:=[.B11]*[.C11]" office:value-type="float" office:value="3.41292207515274" calcext:value-type="float">
            <text:p>3,41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([.D11]-[.B11])/2" office:value-type="float" office:value="0.155132821597852" calcext:value-type="float">
            <text:p>0,16</text:p>
          </table:table-cell>
          <table:table-cell table:formula="of:=[.G10]+[.F11]" office:value-type="float" office:value="1.25778925355488" calcext:value-type="float">
            <text:p>1,26</text:p>
          </table:table-cell>
          <table:table-cell table:formula="of:=[.H10]+[.E11]+[.F11]" office:value-type="float" office:value="2.51557850710977" calcext:value-type="float">
            <text:p>2,52</text:p>
          </table:table-cell>
        </table:table-row>
        <table:table-row table:style-name="ro1">
          <table:table-cell/>
          <table:table-cell table:formula="of:=[.D11]-[.F11]" office:value-type="float" office:value="3.25778925355488" calcext:value-type="float">
            <text:p>3,26</text:p>
          </table:table-cell>
          <table:table-cell office:value-type="float" office:value="1.1" calcext:value-type="float">
            <text:p>1,1</text:p>
          </table:table-cell>
          <table:table-cell table:formula="of:=[.B12]*[.C12]" office:value-type="float" office:value="3.58356817891037" calcext:value-type="float">
            <text:p>3,58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([.D12]-[.B12])/2" office:value-type="float" office:value="0.162889462677744" calcext:value-type="float">
            <text:p>0,16</text:p>
          </table:table-cell>
          <table:table-cell table:formula="of:=[.G11]+[.F12]" office:value-type="float" office:value="1.42067871623263" calcext:value-type="float">
            <text:p>1,42</text:p>
          </table:table-cell>
          <table:table-cell table:formula="of:=[.H11]+[.E12]+[.F12]" office:value-type="float" office:value="2.84135743246526" calcext:value-type="float">
            <text:p>2,84</text:p>
          </table:table-cell>
        </table:table-row>
        <table:table-row table:style-name="ro1">
          <table:table-cell/>
          <table:table-cell table:formula="of:=[.D12]-[.F12]" office:value-type="float" office:value="3.42067871623263" calcext:value-type="float">
            <text:p>3,42</text:p>
          </table:table-cell>
          <table:table-cell office:value-type="float" office:value="1.1" calcext:value-type="float">
            <text:p>1,1</text:p>
          </table:table-cell>
          <table:table-cell table:formula="of:=[.B13]*[.C13]" office:value-type="float" office:value="3.76274658785589" calcext:value-type="float">
            <text:p>3,76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([.D13]-[.B13])/2" office:value-type="float" office:value="0.171033935811632" calcext:value-type="float">
            <text:p>0,17</text:p>
          </table:table-cell>
          <table:table-cell table:formula="of:=[.G12]+[.F13]" office:value-type="float" office:value="1.59171265204426" calcext:value-type="float">
            <text:p>1,59</text:p>
          </table:table-cell>
          <table:table-cell table:formula="of:=[.H12]+[.E13]+[.F13]" office:value-type="float" office:value="3.18342530408852" calcext:value-type="float">
            <text:p>3,18</text:p>
          </table:table-cell>
        </table:table-row>
        <table:table-row table:style-name="ro1">
          <table:table-cell/>
          <table:table-cell table:formula="of:=[.D13]-[.F13]" office:value-type="float" office:value="3.59171265204426" calcext:value-type="float">
            <text:p>3,59</text:p>
          </table:table-cell>
          <table:table-cell office:value-type="float" office:value="1.1" calcext:value-type="float">
            <text:p>1,1</text:p>
          </table:table-cell>
          <table:table-cell table:formula="of:=[.B14]*[.C14]" office:value-type="float" office:value="3.95088391724869" calcext:value-type="float">
            <text:p>3,95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([.D14]-[.B14])/2" office:value-type="float" office:value="0.179585632602213" calcext:value-type="float">
            <text:p>0,18</text:p>
          </table:table-cell>
          <table:table-cell table:formula="of:=[.G13]+[.F14]" office:value-type="float" office:value="1.77129828464647" calcext:value-type="float">
            <text:p>1,77</text:p>
          </table:table-cell>
          <table:table-cell table:formula="of:=[.H13]+[.E14]+[.F14]" office:value-type="float" office:value="3.54259656929295" calcext:value-type="float">
            <text:p>3,54</text:p>
          </table:table-cell>
        </table:table-row>
        <table:table-row table:style-name="ro1">
          <table:table-cell/>
          <table:table-cell table:formula="of:=[.D14]-[.F14]" office:value-type="float" office:value="3.77129828464647" calcext:value-type="float">
            <text:p>3,77</text:p>
          </table:table-cell>
          <table:table-cell office:value-type="float" office:value="1.1" calcext:value-type="float">
            <text:p>1,1</text:p>
          </table:table-cell>
          <table:table-cell table:formula="of:=[.B15]*[.C15]" office:value-type="float" office:value="4.14842811311112" calcext:value-type="float">
            <text:p>4,15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([.D15]-[.B15])/2" office:value-type="float" office:value="0.188564914232324" calcext:value-type="float">
            <text:p>0,19</text:p>
          </table:table-cell>
          <table:table-cell table:formula="of:=[.G14]+[.F15]" office:value-type="float" office:value="1.9598631988788" calcext:value-type="float">
            <text:p>1,96</text:p>
          </table:table-cell>
          <table:table-cell table:formula="of:=[.H14]+[.E15]+[.F15]" office:value-type="float" office:value="3.91972639775759" calcext:value-type="float">
            <text:p>3,92</text:p>
          </table:table-cell>
        </table:table-row>
        <table:table-row table:style-name="ro1">
          <table:table-cell/>
          <table:table-cell table:formula="of:=[.D15]-[.F15]" office:value-type="float" office:value="3.9598631988788" calcext:value-type="float">
            <text:p>3,96</text:p>
          </table:table-cell>
          <table:table-cell office:value-type="float" office:value="1.1" calcext:value-type="float">
            <text:p>1,1</text:p>
          </table:table-cell>
          <table:table-cell table:formula="of:=[.B16]*[.C16]" office:value-type="float" office:value="4.35584951876668" calcext:value-type="float">
            <text:p>4,36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([.D16]-[.B16])/2" office:value-type="float" office:value="0.19799315994394" calcext:value-type="float">
            <text:p>0,20</text:p>
          </table:table-cell>
          <table:table-cell table:formula="of:=[.G15]+[.F16]" office:value-type="float" office:value="2.15785635882274" calcext:value-type="float">
            <text:p>2,16</text:p>
          </table:table-cell>
          <table:table-cell table:formula="of:=[.H15]+[.E16]+[.F16]" office:value-type="float" office:value="4.31571271764548" calcext:value-type="float">
            <text:p>4,32</text:p>
          </table:table-cell>
        </table:table-row>
        <table:table-row table:style-name="ro1">
          <table:table-cell/>
          <table:table-cell table:formula="of:=[.D16]-[.F16]" office:value-type="float" office:value="4.15785635882274" calcext:value-type="float">
            <text:p>4,16</text:p>
          </table:table-cell>
          <table:table-cell office:value-type="float" office:value="1.1" calcext:value-type="float">
            <text:p>1,1</text:p>
          </table:table-cell>
          <table:table-cell table:formula="of:=[.B17]*[.C17]" office:value-type="float" office:value="4.57364199470501" calcext:value-type="float">
            <text:p>4,57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([.D17]-[.B17])/2" office:value-type="float" office:value="0.207892817941137" calcext:value-type="float">
            <text:p>0,21</text:p>
          </table:table-cell>
          <table:table-cell table:formula="of:=[.G16]+[.F17]" office:value-type="float" office:value="2.36574917676387" calcext:value-type="float">
            <text:p>2,37</text:p>
          </table:table-cell>
          <table:table-cell table:formula="of:=[.H16]+[.E17]+[.F17]" office:value-type="float" office:value="4.73149835352775" calcext:value-type="float">
            <text:p>4,73</text:p>
          </table:table-cell>
        </table:table-row>
        <table:table-row table:style-name="ro1">
          <table:table-cell/>
          <table:table-cell table:formula="of:=[.D17]-[.F17]" office:value-type="float" office:value="4.36574917676388" calcext:value-type="float">
            <text:p>4,37</text:p>
          </table:table-cell>
          <table:table-cell office:value-type="float" office:value="1.1" calcext:value-type="float">
            <text:p>1,1</text:p>
          </table:table-cell>
          <table:table-cell table:formula="of:=[.B18]*[.C18]" office:value-type="float" office:value="4.80232409444026" calcext:value-type="float">
            <text:p>4,80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([.D18]-[.B18])/2" office:value-type="float" office:value="0.218287458838194" calcext:value-type="float">
            <text:p>0,22</text:p>
          </table:table-cell>
          <table:table-cell table:formula="of:=[.G17]+[.F18]" office:value-type="float" office:value="2.58403663560207" calcext:value-type="float">
            <text:p>2,58</text:p>
          </table:table-cell>
          <table:table-cell table:formula="of:=[.H17]+[.E18]+[.F18]" office:value-type="float" office:value="5.16807327120414" calcext:value-type="float">
            <text:p>5,17</text:p>
          </table:table-cell>
        </table:table-row>
        <table:table-row table:style-name="ro1">
          <table:table-cell/>
          <table:table-cell table:formula="of:=[.D18]-[.F18]" office:value-type="float" office:value="4.58403663560207" calcext:value-type="float">
            <text:p>4,58</text:p>
          </table:table-cell>
          <table:table-cell office:value-type="float" office:value="1.1" calcext:value-type="float">
            <text:p>1,1</text:p>
          </table:table-cell>
          <table:table-cell table:formula="of:=[.B19]*[.C19]" office:value-type="float" office:value="5.04244029916228" calcext:value-type="float">
            <text:p>5,04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([.D19]-[.B19])/2" office:value-type="float" office:value="0.229201831780104" calcext:value-type="float">
            <text:p>0,23</text:p>
          </table:table-cell>
          <table:table-cell table:formula="of:=[.G18]+[.F19]" office:value-type="float" office:value="2.81323846738217" calcext:value-type="float">
            <text:p>2,81</text:p>
          </table:table-cell>
          <table:table-cell table:formula="of:=[.H18]+[.E19]+[.F19]" office:value-type="float" office:value="5.62647693476435" calcext:value-type="float">
            <text:p>5,63</text:p>
          </table:table-cell>
        </table:table-row>
        <table:table-row table:style-name="ro1">
          <table:table-cell/>
          <table:table-cell table:formula="of:=[.D19]-[.F19]" office:value-type="float" office:value="4.81323846738217" calcext:value-type="float">
            <text:p>4,81</text:p>
          </table:table-cell>
          <table:table-cell office:value-type="float" office:value="1.1" calcext:value-type="float">
            <text:p>1,1</text:p>
          </table:table-cell>
          <table:table-cell table:formula="of:=[.B20]*[.C20]" office:value-type="float" office:value="5.29456231412039" calcext:value-type="float">
            <text:p>5,29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([.D20]-[.B20])/2" office:value-type="float" office:value="0.240661923369109" calcext:value-type="float">
            <text:p>0,24</text:p>
          </table:table-cell>
          <table:table-cell table:formula="of:=[.G19]+[.F20]" office:value-type="float" office:value="3.05390039075128" calcext:value-type="float">
            <text:p>3,05</text:p>
          </table:table-cell>
          <table:table-cell table:formula="of:=[.H19]+[.E20]+[.F20]" office:value-type="float" office:value="6.10780078150256" calcext:value-type="float">
            <text:p>6,11</text:p>
          </table:table-cell>
        </table:table-row>
        <table:table-row table:style-name="ro1">
          <table:table-cell/>
          <table:table-cell table:formula="of:=[.D20]-[.F20]" office:value-type="float" office:value="5.05390039075128" calcext:value-type="float">
            <text:p>5,05</text:p>
          </table:table-cell>
          <table:table-cell office:value-type="float" office:value="1.1" calcext:value-type="float">
            <text:p>1,1</text:p>
          </table:table-cell>
          <table:table-cell table:formula="of:=[.B21]*[.C21]" office:value-type="float" office:value="5.55929042982641" calcext:value-type="float">
            <text:p>5,56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([.D21]-[.B21])/2" office:value-type="float" office:value="0.252695019537564" calcext:value-type="float">
            <text:p>0,25</text:p>
          </table:table-cell>
          <table:table-cell table:formula="of:=[.G20]+[.F21]" office:value-type="float" office:value="3.30659541028885" calcext:value-type="float">
            <text:p>3,31</text:p>
          </table:table-cell>
          <table:table-cell table:formula="of:=[.H20]+[.E21]+[.F21]" office:value-type="float" office:value="6.61319082057769" calcext:value-type="float">
            <text:p>6,61</text:p>
          </table:table-cell>
        </table:table-row>
        <table:table-row table:style-name="ro1">
          <table:table-cell/>
          <table:table-cell table:formula="of:=[.D21]-[.F21]" office:value-type="float" office:value="5.30659541028884" calcext:value-type="float">
            <text:p>5,31</text:p>
          </table:table-cell>
          <table:table-cell office:value-type="float" office:value="1.1" calcext:value-type="float">
            <text:p>1,1</text:p>
          </table:table-cell>
          <table:table-cell table:formula="of:=[.B22]*[.C22]" office:value-type="float" office:value="5.83725495131773" calcext:value-type="float">
            <text:p>5,84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([.D22]-[.B22])/2" office:value-type="float" office:value="0.265329770514442" calcext:value-type="float">
            <text:p>0,27</text:p>
          </table:table-cell>
          <table:table-cell table:formula="of:=[.G21]+[.F22]" office:value-type="float" office:value="3.57192518080329" calcext:value-type="float">
            <text:p>3,57</text:p>
          </table:table-cell>
          <table:table-cell table:formula="of:=[.H21]+[.E22]+[.F22]" office:value-type="float" office:value="7.14385036160658" calcext:value-type="float">
            <text:p>7,14</text:p>
          </table:table-cell>
        </table:table-row>
        <table:table-row table:style-name="ro1">
          <table:table-cell/>
          <table:table-cell table:formula="of:=[.D22]-[.F22]" office:value-type="float" office:value="5.57192518080329" calcext:value-type="float">
            <text:p>5,57</text:p>
          </table:table-cell>
          <table:table-cell office:value-type="float" office:value="1.1" calcext:value-type="float">
            <text:p>1,1</text:p>
          </table:table-cell>
          <table:table-cell table:formula="of:=[.B23]*[.C23]" office:value-type="float" office:value="6.12911769888362" calcext:value-type="float">
            <text:p>6,13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([.D23]-[.B23])/2" office:value-type="float" office:value="0.278596259040165" calcext:value-type="float">
            <text:p>0,28</text:p>
          </table:table-cell>
          <table:table-cell table:formula="of:=[.G22]+[.F23]" office:value-type="float" office:value="3.85052143984345" calcext:value-type="float">
            <text:p>3,85</text:p>
          </table:table-cell>
          <table:table-cell table:formula="of:=[.H22]+[.E23]+[.F23]" office:value-type="float" office:value="7.70104287968691" calcext:value-type="float">
            <text:p>7,70</text:p>
          </table:table-cell>
        </table:table-row>
        <table:table-row table:style-name="ro1">
          <table:table-cell/>
          <table:table-cell table:formula="of:=[.D23]-[.F23]" office:value-type="float" office:value="5.85052143984345" calcext:value-type="float">
            <text:p>5,85</text:p>
          </table:table-cell>
          <table:table-cell office:value-type="float" office:value="1.1" calcext:value-type="float">
            <text:p>1,1</text:p>
          </table:table-cell>
          <table:table-cell table:formula="of:=[.B24]*[.C24]" office:value-type="float" office:value="6.4355735838278" calcext:value-type="float">
            <text:p>6,44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([.D24]-[.B24])/2" office:value-type="float" office:value="0.292526071992173" calcext:value-type="float">
            <text:p>0,29</text:p>
          </table:table-cell>
          <table:table-cell table:formula="of:=[.G23]+[.F24]" office:value-type="float" office:value="4.14304751183563" calcext:value-type="float">
            <text:p>4,14</text:p>
          </table:table-cell>
          <table:table-cell table:formula="of:=[.H23]+[.E24]+[.F24]" office:value-type="float" office:value="8.28609502367125" calcext:value-type="float">
            <text:p>8,29</text:p>
          </table:table-cell>
        </table:table-row>
        <table:table-row table:style-name="ro1">
          <table:table-cell/>
          <table:table-cell table:formula="of:=[.D24]-[.F24]" office:value-type="float" office:value="6.14304751183563" calcext:value-type="float">
            <text:p>6,14</text:p>
          </table:table-cell>
          <table:table-cell office:value-type="float" office:value="1.1" calcext:value-type="float">
            <text:p>1,1</text:p>
          </table:table-cell>
          <table:table-cell table:formula="of:=[.B25]*[.C25]" office:value-type="float" office:value="6.75735226301919" calcext:value-type="float">
            <text:p>6,76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([.D25]-[.B25])/2" office:value-type="float" office:value="0.307152375591782" calcext:value-type="float">
            <text:p>0,31</text:p>
          </table:table-cell>
          <table:table-cell table:formula="of:=[.G24]+[.F25]" office:value-type="float" office:value="4.45019988742741" calcext:value-type="float">
            <text:p>4,45</text:p>
          </table:table-cell>
          <table:table-cell table:formula="of:=[.H24]+[.E25]+[.F25]" office:value-type="float" office:value="8.90039977485482" calcext:value-type="float">
            <text:p>8,90</text:p>
          </table:table-cell>
        </table:table-row>
        <table:table-row table:style-name="ro1">
          <table:table-cell/>
          <table:table-cell table:formula="of:=[.D25]-[.F25]" office:value-type="float" office:value="6.45019988742741" calcext:value-type="float">
            <text:p>6,45</text:p>
          </table:table-cell>
          <table:table-cell office:value-type="float" office:value="1.1" calcext:value-type="float">
            <text:p>1,1</text:p>
          </table:table-cell>
          <table:table-cell table:formula="of:=[.B26]*[.C26]" office:value-type="float" office:value="7.09521987617015" calcext:value-type="float">
            <text:p>7,10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([.D26]-[.B26])/2" office:value-type="float" office:value="0.322509994371371" calcext:value-type="float">
            <text:p>0,32</text:p>
          </table:table-cell>
          <table:table-cell table:formula="of:=[.G25]+[.F26]" office:value-type="float" office:value="4.77270988179878" calcext:value-type="float">
            <text:p>4,77</text:p>
          </table:table-cell>
          <table:table-cell table:formula="of:=[.H25]+[.E26]+[.F26]" office:value-type="float" office:value="9.54541976359756" calcext:value-type="float">
            <text:p>9,55</text:p>
          </table:table-cell>
        </table:table-row>
        <table:table-row table:style-name="ro1">
          <table:table-cell/>
          <table:table-cell table:formula="of:=[.D26]-[.F26]" office:value-type="float" office:value="6.77270988179878" calcext:value-type="float">
            <text:p>6,77</text:p>
          </table:table-cell>
          <table:table-cell office:value-type="float" office:value="1.1" calcext:value-type="float">
            <text:p>1,1</text:p>
          </table:table-cell>
          <table:table-cell table:formula="of:=[.B27]*[.C27]" office:value-type="float" office:value="7.44998086997866" calcext:value-type="float">
            <text:p>7,45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([.D27]-[.B27])/2" office:value-type="float" office:value="0.338635494089939" calcext:value-type="float">
            <text:p>0,34</text:p>
          </table:table-cell>
          <table:table-cell table:formula="of:=[.G26]+[.F27]" office:value-type="float" office:value="5.11134537588872" calcext:value-type="float">
            <text:p>5,11</text:p>
          </table:table-cell>
          <table:table-cell table:formula="of:=[.H26]+[.E27]+[.F27]" office:value-type="float" office:value="10.2226907517774" calcext:value-type="float">
            <text:p>10,22</text:p>
          </table:table-cell>
        </table:table-row>
        <table:table-row table:style-name="ro1">
          <table:table-cell/>
          <table:table-cell table:formula="of:=[.D27]-[.F27]" office:value-type="float" office:value="7.11134537588872" calcext:value-type="float">
            <text:p>7,11</text:p>
          </table:table-cell>
          <table:table-cell office:value-type="float" office:value="1.1" calcext:value-type="float">
            <text:p>1,1</text:p>
          </table:table-cell>
          <table:table-cell table:formula="of:=[.B28]*[.C28]" office:value-type="float" office:value="7.82247991347759" calcext:value-type="float">
            <text:p>7,82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([.D28]-[.B28])/2" office:value-type="float" office:value="0.355567268794436" calcext:value-type="float">
            <text:p>0,36</text:p>
          </table:table-cell>
          <table:table-cell table:formula="of:=[.G27]+[.F28]" office:value-type="float" office:value="5.46691264468315" calcext:value-type="float">
            <text:p>5,47</text:p>
          </table:table-cell>
          <table:table-cell table:formula="of:=[.H27]+[.E28]+[.F28]" office:value-type="float" office:value="10.9338252893663" calcext:value-type="float">
            <text:p>10,93</text:p>
          </table:table-cell>
        </table:table-row>
        <table:table-row table:style-name="ro1">
          <table:table-cell/>
          <table:table-cell table:formula="of:=[.D28]-[.F28]" office:value-type="float" office:value="7.46691264468315" calcext:value-type="float">
            <text:p>7,47</text:p>
          </table:table-cell>
          <table:table-cell office:value-type="float" office:value="1.1" calcext:value-type="float">
            <text:p>1,1</text:p>
          </table:table-cell>
          <table:table-cell table:formula="of:=[.B29]*[.C29]" office:value-type="float" office:value="8.21360390915147" calcext:value-type="float">
            <text:p>8,21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([.D29]-[.B29])/2" office:value-type="float" office:value="0.373345632234158" calcext:value-type="float">
            <text:p>0,37</text:p>
          </table:table-cell>
          <table:table-cell table:formula="of:=[.G28]+[.F29]" office:value-type="float" office:value="5.84025827691731" calcext:value-type="float">
            <text:p>5,84</text:p>
          </table:table-cell>
          <table:table-cell table:formula="of:=[.H28]+[.E29]+[.F29]" office:value-type="float" office:value="11.6805165538346" calcext:value-type="float">
            <text:p>11,68</text:p>
          </table:table-cell>
        </table:table-row>
        <table:table-row table:style-name="ro1">
          <table:table-cell/>
          <table:table-cell table:formula="of:=[.D29]-[.F29]" office:value-type="float" office:value="7.84025827691731" calcext:value-type="float">
            <text:p>7,84</text:p>
          </table:table-cell>
          <table:table-cell office:value-type="float" office:value="1.1" calcext:value-type="float">
            <text:p>1,1</text:p>
          </table:table-cell>
          <table:table-cell table:formula="of:=[.B30]*[.C30]" office:value-type="float" office:value="8.62428410460904" calcext:value-type="float">
            <text:p>8,62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([.D30]-[.B30])/2" office:value-type="float" office:value="0.392012913845865" calcext:value-type="float">
            <text:p>0,39</text:p>
          </table:table-cell>
          <table:table-cell table:formula="of:=[.G29]+[.F30]" office:value-type="float" office:value="6.23227119076318" calcext:value-type="float">
            <text:p>6,23</text:p>
          </table:table-cell>
          <table:table-cell table:formula="of:=[.H29]+[.E30]+[.F30]" office:value-type="float" office:value="12.4645423815264" calcext:value-type="float">
            <text:p>12,46</text:p>
          </table:table-cell>
        </table:table-row>
        <table:table-row table:style-name="ro1">
          <table:table-cell/>
          <table:table-cell table:formula="of:=[.D30]-[.F30]" office:value-type="float" office:value="8.23227119076318" calcext:value-type="float">
            <text:p>8,23</text:p>
          </table:table-cell>
          <table:table-cell office:value-type="float" office:value="1.1" calcext:value-type="float">
            <text:p>1,1</text:p>
          </table:table-cell>
          <table:table-cell table:formula="of:=[.B31]*[.C31]" office:value-type="float" office:value="9.05549830983949" calcext:value-type="float">
            <text:p>9,06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([.D31]-[.B31])/2" office:value-type="float" office:value="0.411613559538159" calcext:value-type="float">
            <text:p>0,41</text:p>
          </table:table-cell>
          <table:table-cell table:formula="of:=[.G30]+[.F31]" office:value-type="float" office:value="6.64388475030134" calcext:value-type="float">
            <text:p>6,64</text:p>
          </table:table-cell>
          <table:table-cell table:formula="of:=[.H30]+[.E31]+[.F31]" office:value-type="float" office:value="13.2877695006027" calcext:value-type="float">
            <text:p>13,29</text:p>
          </table:table-cell>
        </table:table-row>
        <table:table-row table:style-name="ro1">
          <table:table-cell/>
          <table:table-cell table:formula="of:=[.D31]-[.F31]" office:value-type="float" office:value="8.64388475030133" calcext:value-type="float">
            <text:p>8,64</text:p>
          </table:table-cell>
          <table:table-cell office:value-type="float" office:value="1.1" calcext:value-type="float">
            <text:p>1,1</text:p>
          </table:table-cell>
          <table:table-cell table:formula="of:=[.B32]*[.C32]" office:value-type="float" office:value="9.50827322533147" calcext:value-type="float">
            <text:p>9,51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([.D32]-[.B32])/2" office:value-type="float" office:value="0.432194237515067" calcext:value-type="float">
            <text:p>0,43</text:p>
          </table:table-cell>
          <table:table-cell table:formula="of:=[.G31]+[.F32]" office:value-type="float" office:value="7.0760789878164" calcext:value-type="float">
            <text:p>7,08</text:p>
          </table:table-cell>
          <table:table-cell table:formula="of:=[.H31]+[.E32]+[.F32]" office:value-type="float" office:value="14.1521579756328" calcext:value-type="float">
            <text:p>14,15</text:p>
          </table:table-cell>
        </table:table-row>
        <table:table-row table:style-name="ro1">
          <table:table-cell/>
          <table:table-cell table:formula="of:=[.D32]-[.F32]" office:value-type="float" office:value="9.0760789878164" calcext:value-type="float">
            <text:p>9,08</text:p>
          </table:table-cell>
          <table:table-cell office:value-type="float" office:value="1.1" calcext:value-type="float">
            <text:p>1,1</text:p>
          </table:table-cell>
          <table:table-cell table:formula="of:=[.B33]*[.C33]" office:value-type="float" office:value="9.98368688659804" calcext:value-type="float">
            <text:p>9,98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([.D33]-[.B33])/2" office:value-type="float" office:value="0.453803949390821" calcext:value-type="float">
            <text:p>0,45</text:p>
          </table:table-cell>
          <table:table-cell table:formula="of:=[.G32]+[.F33]" office:value-type="float" office:value="7.52988293720722" calcext:value-type="float">
            <text:p>7,53</text:p>
          </table:table-cell>
          <table:table-cell table:formula="of:=[.H32]+[.E33]+[.F33]" office:value-type="float" office:value="15.0597658744144" calcext:value-type="float">
            <text:p>15,06</text:p>
          </table:table-cell>
        </table:table-row>
        <table:table-row table:style-name="ro1">
          <table:table-cell/>
          <table:table-cell table:formula="of:=[.D33]-[.F33]" office:value-type="float" office:value="9.52988293720722" calcext:value-type="float">
            <text:p>9,53</text:p>
          </table:table-cell>
          <table:table-cell office:value-type="float" office:value="1.1" calcext:value-type="float">
            <text:p>1,1</text:p>
          </table:table-cell>
          <table:table-cell table:formula="of:=[.B34]*[.C34]" office:value-type="float" office:value="10.4828712309279" calcext:value-type="float">
            <text:p>1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formula="of:=([.D34]-[.B34])/2" office:value-type="float" office:value="0.476494146860362" calcext:value-type="float">
            <text:p>0,48</text:p>
          </table:table-cell>
          <table:table-cell table:style-name="ce4" table:formula="of:=[.G33]+[.F34]" office:value-type="float" office:value="8.00637708406759" calcext:value-type="float">
            <text:p>8,01</text:p>
          </table:table-cell>
          <table:table-cell table:style-name="ce4" table:formula="of:=[.H33]+[.E34]+[.F34]" office:value-type="float" office:value="16.0127541681352" calcext:value-type="float">
            <text:p>16,0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06:14:38.420000000</meta:creation-date>
    <dc:date>2025-08-28T07:28:27.499000000</dc:date>
    <meta:editing-duration>PT1H13M55S</meta:editing-duration>
    <meta:editing-cycles>1</meta:editing-cycles>
    <meta:generator>LibreOffice/7.5.2.2$Windows_X86_64 LibreOffice_project/53bb9681a964705cf672590721dbc85eb4d0c3a2</meta:generator>
    <meta:document-statistic meta:table-count="12" meta:cell-count="2390" meta:object-count="0"/>
  </office:meta>
</office:document-meta>
</file>